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7.247cm"/>
    </style:style>
    <style:style style:name="gr2" style:family="graphic" style:parent-style-name="standard">
      <style:graphic-properties draw:textarea-horizontal-align="justify" draw:textarea-vertical-align="middle" draw:auto-grow-height="false" fo:min-height="0.767cm" fo:min-width="2.513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3.183cm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3.056cm"/>
    </style:style>
    <style:style style:name="gr5" style:family="graphic" style:parent-style-name="standard">
      <style:graphic-properties draw:textarea-horizontal-align="justify" draw:textarea-vertical-align="middle" draw:auto-grow-height="false" fo:min-height="1.91cm" fo:min-width="4.072cm"/>
    </style:style>
    <style:style style:name="gr6" style:family="graphic" style:parent-style-name="standard">
      <style:graphic-properties draw:textarea-horizontal-align="justify" draw:textarea-vertical-align="middle" draw:auto-grow-height="false" fo:min-height="0.646cm" fo:min-width="6.25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3.31cm"/>
    </style:style>
    <style:style style:name="gr10" style:family="graphic" style:parent-style-name="standard">
      <style:graphic-properties draw:textarea-horizontal-align="justify" draw:textarea-vertical-align="middle" draw:auto-grow-height="false" fo:min-height="1.274cm" fo:min-width="2.16cm"/>
    </style:style>
    <style:style style:name="gr11" style:family="graphic" style:parent-style-name="standard">
      <style:graphic-properties draw:textarea-horizontal-align="justify" draw:textarea-vertical-align="middle" draw:auto-grow-height="false" fo:min-height="0.646cm" fo:min-width="4.998cm"/>
    </style:style>
    <style:style style:name="gr12" style:family="graphic" style:parent-style-name="standard">
      <style:graphic-properties draw:textarea-horizontal-align="justify" draw:textarea-vertical-align="middle" draw:auto-grow-height="false" fo:min-height="2.671cm" fo:min-width="9.279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4.965cm" fo:min-width="9.152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0.468cm" fo:min-width="5.228cm"/>
    </style:style>
    <style:style style:name="gr15" style:family="graphic" style:parent-style-name="standard">
      <style:graphic-properties draw:textarea-horizontal-align="justify" draw:textarea-vertical-align="middle" draw:auto-grow-height="false" fo:min-height="1.782cm" fo:min-width="8.517cm"/>
    </style:style>
    <style:style style:name="gr16" style:family="graphic" style:parent-style-name="standard">
      <style:graphic-properties draw:textarea-horizontal-align="justify" draw:textarea-vertical-align="middle" draw:auto-grow-height="false" fo:min-height="1.147cm" fo:min-width="9.787cm"/>
    </style:style>
    <style:style style:name="gr17" style:family="graphic" style:parent-style-name="standard">
      <style:graphic-properties draw:textarea-horizontal-align="justify" draw:textarea-vertical-align="middle" draw:auto-grow-height="false" fo:min-height="0.915cm" fo:min-width="4.312cm"/>
    </style:style>
    <style:style style:name="gr18" style:family="graphic" style:parent-style-name="standard">
      <style:graphic-properties draw:textarea-horizontal-align="justify" draw:textarea-vertical-align="middle" draw:auto-grow-height="false" fo:min-height="5.084cm" fo:min-width="9.66cm"/>
    </style:style>
    <style:style style:name="gr19" style:family="graphic" style:parent-style-name="standard">
      <style:graphic-properties draw:textarea-horizontal-align="justify" draw:textarea-vertical-align="middle" draw:auto-grow-height="false" fo:min-height="0.639cm" fo:min-width="11.338cm"/>
    </style:style>
    <style:style style:name="gr20" style:family="graphic" style:parent-style-name="standard">
      <style:graphic-properties svg:stroke-color="#ffffff" draw:textarea-horizontal-align="justify" draw:textarea-vertical-align="middle" draw:auto-grow-height="false" fo:min-height="3.306cm" fo:min-width="13.089cm"/>
    </style:style>
    <style:style style:name="gr21" style:family="graphic" style:parent-style-name="standard">
      <style:graphic-properties draw:textarea-horizontal-align="justify" draw:textarea-vertical-align="middle" draw:auto-grow-height="false" fo:min-height="0.639cm" fo:min-width="13.216cm"/>
    </style:style>
    <style:style style:name="gr22" style:family="graphic" style:parent-style-name="standard">
      <style:graphic-properties draw:textarea-horizontal-align="justify" draw:textarea-vertical-align="middle" draw:auto-grow-height="false" fo:min-height="0.639cm" fo:min-width="13.278cm"/>
    </style:style>
    <style:style style:name="gr23" style:family="graphic" style:parent-style-name="standard">
      <style:graphic-properties draw:textarea-horizontal-align="justify" draw:textarea-vertical-align="middle" draw:auto-grow-height="false" fo:min-height="0.639cm" fo:min-width="15.691cm"/>
    </style:style>
    <style:style style:name="gr24" style:family="graphic" style:parent-style-name="standard">
      <style:graphic-properties draw:textarea-horizontal-align="justify" draw:textarea-vertical-align="middle" draw:auto-grow-height="false" fo:min-height="0.639cm" fo:min-width="11.382cm"/>
    </style:style>
    <style:style style:name="gr25" style:family="graphic" style:parent-style-name="standard">
      <style:graphic-properties draw:textarea-horizontal-align="justify" draw:textarea-vertical-align="middle" draw:auto-grow-height="false" fo:min-height="0.621cm" fo:min-width="4.58cm"/>
    </style:style>
    <style:style style:name="gr26" style:family="graphic" style:parent-style-name="standard">
      <style:graphic-properties draw:textarea-horizontal-align="justify" draw:textarea-vertical-align="middle" draw:auto-grow-height="false" fo:min-height="0.639cm" fo:min-width="5.977cm"/>
    </style:style>
    <style:style style:name="gr27" style:family="graphic" style:parent-style-name="standard">
      <style:graphic-properties draw:textarea-horizontal-align="justify" draw:textarea-vertical-align="middle" draw:auto-grow-height="false" fo:min-height="0.639cm" fo:min-width="8.39cm"/>
    </style:style>
    <style:style style:name="gr28" style:family="graphic" style:parent-style-name="standard">
      <style:graphic-properties draw:textarea-horizontal-align="justify" draw:textarea-vertical-align="middle" draw:auto-grow-height="false" fo:min-height="0.639cm" fo:min-width="9.914cm"/>
    </style:style>
    <style:style style:name="gr29" style:family="graphic" style:parent-style-name="standard">
      <style:graphic-properties draw:textarea-horizontal-align="justify" draw:textarea-vertical-align="middle" draw:auto-grow-height="false" fo:min-height="0.639cm" fo:min-width="6.739cm"/>
    </style:style>
    <style:style style:name="gr30" style:family="graphic" style:parent-style-name="standard">
      <style:graphic-properties draw:textarea-horizontal-align="justify" draw:textarea-vertical-align="middle" draw:auto-grow-height="false" fo:min-height="0.639cm" fo:min-width="9.533cm"/>
    </style:style>
    <style:style style:name="gr31" style:family="graphic" style:parent-style-name="standard">
      <style:graphic-properties draw:textarea-horizontal-align="justify" draw:textarea-vertical-align="middle" draw:auto-grow-height="false" fo:min-height="0.915cm" fo:min-width="4.425cm"/>
    </style:style>
    <style:style style:name="gr32" style:family="graphic" style:parent-style-name="standard">
      <style:graphic-properties draw:textarea-horizontal-align="justify" draw:textarea-vertical-align="middle" draw:auto-grow-height="false" fo:min-height="0.574cm" fo:min-width="8.517cm"/>
    </style:style>
    <style:style style:name="gr33" style:family="graphic" style:parent-style-name="standard">
      <style:graphic-properties draw:textarea-horizontal-align="justify" draw:textarea-vertical-align="middle" draw:auto-grow-height="false" fo:min-height="0.639cm" fo:min-width="3.871cm"/>
    </style:style>
    <style:style style:name="gr34" style:family="graphic" style:parent-style-name="standard">
      <style:graphic-properties draw:textarea-horizontal-align="justify" draw:textarea-vertical-align="middle" draw:auto-grow-height="false" fo:min-height="3.568cm" fo:min-width="9.152cm" fo:wrap-option="wrap"/>
    </style:style>
    <style:style style:name="gr35" style:family="graphic" style:parent-style-name="standard">
      <style:graphic-properties draw:textarea-horizontal-align="justify" draw:textarea-vertical-align="middle" draw:auto-grow-height="false" fo:min-height="4.33cm" fo:min-width="9.152cm" fo:wrap-option="wrap"/>
    </style:style>
    <style:style style:name="gr36" style:family="graphic" style:parent-style-name="standard">
      <style:graphic-properties draw:textarea-horizontal-align="justify" draw:textarea-vertical-align="middle" draw:auto-grow-height="false" fo:min-height="0.893cm" fo:min-width="4.326cm"/>
    </style:style>
    <style:style style:name="gr37" style:family="graphic" style:parent-style-name="standard">
      <style:graphic-properties draw:textarea-horizontal-align="justify" draw:textarea-vertical-align="middle" draw:auto-grow-height="false" fo:min-height="0.388cm" fo:min-width="4.312cm"/>
    </style:style>
    <style:style style:name="gr38" style:family="graphic" style:parent-style-name="standard">
      <style:graphic-properties draw:textarea-horizontal-align="justify" draw:textarea-vertical-align="middle" draw:auto-grow-height="false" fo:min-height="0.639cm" fo:min-width="16.707cm"/>
    </style:style>
    <style:style style:name="gr39" style:family="graphic" style:parent-style-name="standard">
      <style:graphic-properties draw:textarea-horizontal-align="justify" draw:textarea-vertical-align="middle" draw:auto-grow-height="false" fo:min-height="0.639cm" fo:min-width="13.851cm"/>
    </style:style>
    <style:style style:name="gr40" style:family="graphic" style:parent-style-name="standard">
      <style:graphic-properties draw:textarea-horizontal-align="justify" draw:textarea-vertical-align="middle" draw:auto-grow-height="false" fo:min-height="0.639cm" fo:min-width="8.644cm"/>
    </style:style>
    <style:style style:name="gr41" style:family="graphic" style:parent-style-name="standard">
      <style:graphic-properties draw:textarea-horizontal-align="justify" draw:textarea-vertical-align="middle" draw:auto-grow-height="false" fo:min-height="0.557cm" fo:min-width="7.403cm"/>
    </style:style>
    <style:style style:name="gr42" style:family="graphic" style:parent-style-name="standard">
      <style:graphic-properties draw:textarea-horizontal-align="justify" draw:textarea-vertical-align="middle" draw:auto-grow-height="false" fo:min-height="0.455cm" fo:min-width="4.3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>
        <style:tab-stops/>
      </style:paragraph-properties>
    </style:style>
    <style:style style:name="P6" style:family="paragraph">
      <style:paragraph-properties fo:text-align="start" style:writing-mode="lr-tb">
        <style:tab-stops/>
      </style:paragraph-properties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47cm" svg:height="2.54cm" svg:x="2.27cm" svg:y="10.269cm">
          <text:p text:style-name="P1">All HTTP Request should contain Authorization Header:</text:p>
          <text:p text:style-name="P1"/>
          <text:p text:style-name="P1">Bearer &lt;access_token&gt;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953cm" svg:height="1.016cm" svg:x="1.381cm" svg:y="17.019cm">
          <text:p text:style-name="P1"><text:span text:style-name="T1">HTTPS Reques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3.683cm" svg:height="1.143cm" svg:x="19.158cm" svg:y="11.138cm">
          <text:p text:style-name="P1">/hu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23" draw:id="id23" draw:layer="layout" svg:width="3.556cm" svg:height="1.143cm" svg:x="34.974cm" svg:y="11.135cm">
          <text:p text:style-name="P1">/badg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3.556cm" svg:height="1.143cm" svg:x="19.161cm" svg:y="45.155cm">
          <text:p text:style-name="P1">/adm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" draw:id="id2" draw:layer="layout" svg:width="9.144cm" svg:height="4.318cm" svg:x="7.731cm" svg:y="15.341cm">
          <text:p text:style-name="P1">User Authorization check</text:p>
          <text:p text:style-name="P1">(Call to Firebase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xml:id="id5" draw:id="id5" draw:layer="layout" svg:width="7.493cm" svg:height="1.27cm" svg:x="8.62cm" svg:y="24.231cm">
          <text:p text:style-name="P1">Return 401 Unauthoriz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5.83cm" svg:y1="17.527cm" svg:x2="7.731cm" svg:y2="17.5cm" draw:start-shape="id1" draw:start-glue-point="9" draw:end-shape="id2" svg:d="M5830 17527h1203v-27h698" svg:viewBox="0 0 1902 28">
          <text:p/>
        </draw:connector>
        <draw:connector draw:style-name="gr7" draw:text-style-name="P3" draw:layer="layout" svg:x1="16.875cm" svg:y1="17.5cm" svg:x2="19.158cm" svg:y2="11.709cm" draw:start-shape="id2" draw:start-glue-point="7" draw:end-shape="id3" svg:d="M16875 17500h1142v-5791h1141" svg:viewBox="0 0 2284 5792">
          <text:p/>
        </draw:connector>
        <draw:connector draw:style-name="gr7" draw:text-style-name="P3" draw:layer="layout" svg:x1="16.875cm" svg:y1="17.5cm" svg:x2="19.161cm" svg:y2="45.727cm" draw:start-shape="id2" draw:start-glue-point="7" draw:end-shape="id4" draw:end-glue-point="5" svg:d="M16875 17500h1144v28227h1142" svg:viewBox="0 0 2287 28228">
          <text:p/>
        </draw:connector>
        <draw:connector draw:style-name="gr8" draw:text-style-name="P3" draw:layer="layout" svg:x1="12.303cm" svg:y1="19.659cm" svg:x2="12.367cm" svg:y2="24.231cm" draw:start-shape="id2" draw:start-glue-point="6" draw:end-shape="id5" draw:end-glue-point="4" svg:d="M12303 19659v2287h64v2285" svg:viewBox="0 0 65 4573">
          <text:p text:style-name="P1">Failure to Authenticate</text:p>
        </draw:connector>
        <draw:custom-shape draw:style-name="gr9" draw:text-style-name="P1" xml:id="id20" draw:id="id20" draw:layer="layout" svg:width="3.81cm" svg:height="0.889cm" svg:x="23.027cm" svg:y="1.535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6" draw:id="id16" draw:layer="layout" svg:width="3.81cm" svg:height="0.889cm" svg:x="23.08cm" svg:y="2.84cm">
          <text:p text:style-name="P1">POST (Ad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8" draw:id="id8" draw:layer="layout" svg:width="3.81cm" svg:height="0.889cm" svg:x="34.782cm" svg:y="42.904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9" draw:id="id9" draw:layer="layout" svg:width="3.81cm" svg:height="0.889cm" svg:x="34.909cm" svg:y="46.587cm">
          <text:p text:style-name="P1">POST (Ad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0" draw:id="id10" draw:layer="layout" svg:width="3.81cm" svg:height="0.889cm" svg:x="34.925cm" svg:y="49.287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1" draw:id="id11" draw:layer="layout" svg:width="3.81cm" svg:height="0.889cm" svg:x="34.909cm" svg:y="52.362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6" draw:id="id6" draw:layer="layout" svg:width="5.318cm" svg:height="3.048cm" svg:x="25.908cm" svg:y="44.204cm">
          <text:p text:style-name="P1">Admin</text:p>
          <text:p text:style-name="P1">Check</text:p>
          <text:p text:style-name="P1">(on DBase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" xml:id="id7" draw:id="id7" draw:layer="layout" svg:width="6.096cm" svg:height="1.27cm" svg:x="25.4cm" svg:y="50.554cm">
          <text:p text:style-name="P1">Return 401 Unauthoriz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22.717cm" svg:y1="45.726cm" svg:x2="25.908cm" svg:y2="45.728cm" draw:start-shape="id4" draw:end-shape="id6" svg:d="M22717 45726h1596v2h1595" svg:viewBox="0 0 3192 3">
          <text:p/>
        </draw:connector>
        <draw:connector draw:style-name="gr8" draw:text-style-name="P3" draw:layer="layout" svg:x1="28.567cm" svg:y1="47.252cm" svg:x2="28.448cm" svg:y2="50.554cm" draw:start-shape="id6" draw:start-glue-point="6" draw:end-shape="id7" svg:d="M28567 47252v1652h-119v1650" svg:viewBox="0 0 120 3303">
          <text:p text:style-name="P1">Failure to Authenticate</text:p>
        </draw:connector>
        <draw:connector draw:style-name="gr7" draw:text-style-name="P3" draw:layer="layout" svg:x1="31.226cm" svg:y1="45.728cm" svg:x2="34.782cm" svg:y2="43.348cm" draw:start-shape="id6" draw:end-shape="id8" svg:d="M31226 45728h1779v-2380h1777" svg:viewBox="0 0 3557 2381">
          <text:p/>
        </draw:connector>
        <draw:connector draw:style-name="gr7" draw:text-style-name="P3" draw:layer="layout" svg:x1="31.226cm" svg:y1="45.728cm" svg:x2="34.909cm" svg:y2="47.031cm" draw:start-shape="id6" draw:start-glue-point="1" draw:end-shape="id9" svg:d="M31226 45728h1842v1303h1841" svg:viewBox="0 0 3684 1304">
          <text:p/>
        </draw:connector>
        <draw:connector draw:style-name="gr7" draw:text-style-name="P3" draw:layer="layout" svg:x1="31.226cm" svg:y1="45.728cm" svg:x2="34.925cm" svg:y2="49.731cm" draw:start-shape="id6" draw:end-shape="id10" svg:d="M31226 45728h1850v4003h1849" svg:viewBox="0 0 3700 4004">
          <text:p/>
        </draw:connector>
        <draw:connector draw:style-name="gr7" draw:text-style-name="P3" draw:layer="layout" svg:x1="31.226cm" svg:y1="45.728cm" svg:x2="34.909cm" svg:y2="52.806cm" draw:start-shape="id6" draw:end-shape="id11" svg:d="M31226 45728h1842v7078h1841" svg:viewBox="0 0 3684 7079">
          <text:p/>
        </draw:connector>
        <draw:custom-shape draw:style-name="gr12" draw:text-style-name="P1" draw:layer="layout" svg:width="9.779cm" svg:height="2.921cm" svg:x="70.215cm" svg:y="8.366cm">
          <text:p text:style-name="P1"><text:span text:style-name="T2">Security Check</text:span></text:p>
          <text:p text:style-name="P1"><text:line-break/>Check if the UID from the requestor’s token matches the UID of the resource requested.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9.652cm" svg:height="5.215cm" svg:x="69.707cm" svg:y="29.575cm">
          <text:p text:style-name="P1"><text:span text:style-name="T2">Hunt Approval</text:span></text:p>
          <text:p text:style-name="P4"/>
          <text:p text:style-name="P4">Three Hunt states (See Hunt State Diagram):</text:p>
          <text:list text:style-name="L1">
            <text:list-item>
              <text:p text:style-name="P4">Approved</text:p>
            </text:list-item>
            <text:list-item>
              <text:p text:style-name="P4">Submitted</text:p>
            </text:list-item>
            <text:list-item>
              <text:p text:style-name="P4">Non-approved</text:p>
              <text:p text:style-name="P4"/>
            </text:list-item>
          </text:list>
          <text:p text:style-name="P4">Badges/awards inherit their parent Hunt’s approval state.</text:p>
          <draw:enhanced-geometry svg:viewBox="0 0 21600 21600" draw:type="rectangle" draw:enhanced-path="M 0 0 L 21600 0 21600 21600 0 21600 0 0 Z N"/>
        </draw:custom-shape>
        <draw:custom-shape draw:style-name="gr14" draw:text-style-name="P1" xml:id="id12" draw:id="id12" draw:layer="layout" svg:width="6.35cm" svg:height="1.016cm" svg:x="41.513cm" svg:y="46.533cm">
          <text:p text:style-name="P1">405 Method Not Allowe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" xml:id="id14" draw:id="id14" draw:layer="layout" svg:width="9.017cm" svg:height="2.032cm" svg:x="41.775cm" svg:y="48.746cm">
          <text:p text:style-name="P1">(Approve or Deny a Hunt)</text:p>
          <text:p text:style-name="P4">id=number<text:line-break/>approval_status=approve/den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xml:id="id15" draw:id="id15" draw:layer="layout" svg:width="10.287cm" svg:height="1.397cm" svg:x="41.84cm" svg:y="52.167cm">
          <text:p text:style-name="P1">(Delete a Hunt and all associated Badges)</text:p>
          <text:p text:style-name="P4">id=numb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8.719cm" svg:y1="47.031cm" svg:x2="41.513cm" svg:y2="47.041cm" draw:start-shape="id9" draw:start-glue-point="7" draw:end-shape="id12" svg:d="M38719 47031h1398v10h1396" svg:viewBox="0 0 2795 11">
          <text:p/>
        </draw:connector>
        <draw:connector draw:style-name="gr7" draw:text-style-name="P3" draw:layer="layout" svg:x1="38.592cm" svg:y1="43.348cm" svg:x2="40.497cm" svg:y2="41.951cm" draw:start-shape="id8" draw:end-shape="id13" draw:end-glue-point="5" svg:d="M38592 43348h953v-1397h952" svg:viewBox="0 0 1906 1398">
          <text:p/>
        </draw:connector>
        <draw:connector draw:style-name="gr7" draw:text-style-name="P3" draw:layer="layout" svg:x1="38.735cm" svg:y1="49.731cm" svg:x2="41.775cm" svg:y2="49.762cm" draw:start-shape="id10" draw:end-shape="id14" svg:d="M38735 49731h1520v31h1520" svg:viewBox="0 0 3041 32">
          <text:p/>
        </draw:connector>
        <draw:connector draw:style-name="gr7" draw:text-style-name="P3" draw:layer="layout" svg:x1="38.719cm" svg:y1="52.806cm" svg:x2="41.84cm" svg:y2="52.865cm" draw:start-shape="id11" draw:end-shape="id15" svg:d="M38719 52806h1561v59h1560" svg:viewBox="0 0 3122 60">
          <text:p/>
        </draw:connector>
        <draw:custom-shape draw:style-name="gr17" draw:text-style-name="P1" xml:id="id42" draw:id="id42" draw:layer="layout" svg:width="5.334cm" svg:height="1.651cm" svg:x="50.149cm" svg:y="1.762cm">
          <text:p text:style-name="P1">List of Resourc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6" draw:layer="layout" svg:width="10.16cm" svg:height="5.334cm" svg:x="70.215cm" svg:y="1.635cm">
          <text:p text:style-name="P5"><text:span text:style-name="T2">Notes</text:span></text:p>
          <text:p text:style-name="P5"><text:span text:style-name="T3"/></text:p>
          <text:p text:style-name="P5"><text:span text:style-name="T3">The POST logic will add a Resource using the UID provided in the HTTP request.</text:span></text:p>
          <text:p text:style-name="P5"><text:span text:style-name="T3"/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19" draw:text-style-name="P4" xml:id="id17" draw:id="id17" draw:layer="layout" svg:width="11.838cm" svg:height="0.889cm" svg:x="29.604cm" svg:y="2.851cm">
          <text:p text:style-name="P4">Makes a new Hunt with the passed in values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26.89cm" svg:y1="3.284cm" svg:x2="29.604cm" svg:y2="3.295cm" draw:start-shape="id16" draw:start-glue-point="7" draw:end-shape="id17" draw:end-glue-point="5" svg:d="M26890 3284h1358v11h1356" svg:viewBox="0 0 2715 12">
          <text:p/>
        </draw:connector>
        <draw:custom-shape draw:style-name="gr20" draw:text-style-name="P7" draw:layer="layout" svg:width="13.589cm" svg:height="3.556cm" svg:x="1.508cm" svg:y="1.381cm">
          <text:p text:style-name="P1"><text:span text:style-name="T4">API Route Flowchart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3" draw:id="id13" draw:layer="layout" svg:width="13.716cm" svg:height="0.889cm" svg:x="40.497cm" svg:y="41.507cm">
          <text:p text:style-name="P4">&lt;blank&gt; <text:s/><text:tab/><text:tab/>(returns a list of all Hunts that are not approve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4" xml:id="id18" draw:id="id18" draw:layer="layout" svg:width="13.778cm" svg:height="0.889cm" svg:x="40.562cm" svg:y="42.877cm">
          <text:p text:style-name="P4">?id=number<text:tab/><text:tab/>(returns a Hunt and all Badges assoc w/Hun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4" xml:id="id19" draw:id="id19" draw:layer="layout" svg:width="16.191cm" svg:height="0.889cm" svg:x="40.524cm" svg:y="44.301cm">
          <text:p text:style-name="P4">?param=value&amp;param2=value2<text:tab/><text:tab/>(returns a list of Hunts matching the query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8.592cm" svg:y1="43.348cm" svg:x2="40.562cm" svg:y2="43.321cm" draw:start-shape="id8" draw:start-glue-point="7" draw:end-shape="id18" svg:d="M38592 43348h986v-27h984" svg:viewBox="0 0 1971 28">
          <text:p/>
        </draw:connector>
        <draw:connector draw:style-name="gr7" draw:text-style-name="P3" draw:layer="layout" svg:x1="38.592cm" svg:y1="43.348cm" svg:x2="40.524cm" svg:y2="44.745cm" draw:start-shape="id8" draw:start-glue-point="7" draw:end-shape="id19" svg:d="M38592 43348h966v1397h966" svg:viewBox="0 0 1933 1398">
          <text:p/>
        </draw:connector>
        <draw:custom-shape draw:style-name="gr24" draw:text-style-name="P4" xml:id="id21" draw:id="id21" draw:layer="layout" svg:width="11.882cm" svg:height="0.889cm" svg:x="29.504cm" svg:y="1.546cm">
          <text:p text:style-name="P4">Returns all Hunts owned by u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26.837cm" svg:y1="1.979cm" svg:x2="29.504cm" svg:y2="1.99cm" draw:start-shape="id20" draw:start-glue-point="7" draw:end-shape="id21" draw:end-glue-point="5" svg:d="M26837 1979h1334v11h1333" svg:viewBox="0 0 2668 12">
          <text:p/>
        </draw:connector>
        <draw:custom-shape draw:style-name="gr9" draw:text-style-name="P1" xml:id="id25" draw:id="id25" draw:layer="layout" svg:width="3.81cm" svg:height="0.889cm" svg:x="31.353cm" svg:y="6.214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6" draw:id="id26" draw:layer="layout" svg:width="3.81cm" svg:height="0.889cm" svg:x="31.353cm" svg:y="7.484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7" draw:id="id27" draw:layer="layout" svg:width="3.81cm" svg:height="0.889cm" svg:x="31.353cm" svg:y="8.754cm">
          <text:p text:style-name="P1">PATCH (Submi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2" draw:id="id22" draw:layer="layout" svg:width="3.683cm" svg:height="1.143cm" svg:x="27.162cm" svg:y="11.135cm">
          <text:p text:style-name="P1">/{id}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4" draw:id="id24" draw:layer="layout" svg:width="3.683cm" svg:height="1.143cm" svg:x="44.307cm" svg:y="11.135cm">
          <text:p text:style-name="P1">/{id}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30" draw:id="id30" draw:layer="layout" svg:width="3.81cm" svg:height="0.889cm" svg:x="38.189cm" svg:y="17.893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31" draw:id="id31" draw:layer="layout" svg:width="3.81cm" svg:height="0.889cm" svg:x="38.238cm" svg:y="19.416cm">
          <text:p text:style-name="P1">POST (Add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20.999cm" svg:y1="11.138cm" svg:x2="23.027cm" svg:y2="1.979cm" draw:start-shape="id3" draw:start-glue-point="4" draw:end-shape="id20" draw:end-glue-point="5" svg:d="M20999 11138v-9159h2028" svg:viewBox="0 0 2029 9160">
          <text:p/>
        </draw:connector>
        <draw:connector draw:style-name="gr7" draw:text-style-name="P3" draw:layer="layout" svg:x1="20.999cm" svg:y1="11.138cm" svg:x2="23.08cm" svg:y2="3.284cm" draw:start-shape="id3" draw:start-glue-point="4" draw:end-shape="id16" draw:end-glue-point="5" svg:d="M20999 11138v-7854h2081" svg:viewBox="0 0 2082 7855">
          <text:p/>
        </draw:connector>
        <draw:connector draw:style-name="gr7" draw:text-style-name="P3" draw:layer="layout" svg:x1="22.841cm" svg:y1="11.71cm" svg:x2="27.162cm" svg:y2="11.707cm" draw:start-shape="id3" draw:start-glue-point="7" draw:end-shape="id22" draw:end-glue-point="5" svg:d="M22841 11710h2160v-3h2161" svg:viewBox="0 0 4322 4">
          <text:p/>
        </draw:connector>
        <draw:connector draw:style-name="gr7" draw:text-style-name="P3" draw:layer="layout" svg:x1="30.845cm" svg:y1="11.707cm" svg:x2="34.974cm" svg:y2="11.707cm" draw:start-shape="id22" draw:start-glue-point="7" draw:end-shape="id23" draw:end-glue-point="5" svg:d="M30845 11707h4129" svg:viewBox="0 0 4130 1">
          <text:p/>
        </draw:connector>
        <draw:connector draw:style-name="gr7" draw:text-style-name="P3" draw:layer="layout" svg:x1="38.53cm" svg:y1="11.707cm" svg:x2="44.307cm" svg:y2="11.706cm" draw:start-shape="id23" draw:start-glue-point="7" draw:end-shape="id24" svg:d="M38530 11707h2889v-1h2888" svg:viewBox="0 0 5778 2">
          <text:p/>
        </draw:connector>
        <draw:connector draw:style-name="gr7" draw:text-style-name="P3" draw:layer="layout" svg:x1="29.003cm" svg:y1="11.135cm" svg:x2="31.353cm" svg:y2="6.658cm" draw:start-shape="id22" draw:start-glue-point="4" draw:end-shape="id25" draw:end-glue-point="5" svg:d="M29003 11135v-4477h2350" svg:viewBox="0 0 2351 4478">
          <text:p/>
        </draw:connector>
        <draw:connector draw:style-name="gr7" draw:text-style-name="P3" draw:layer="layout" svg:x1="29.003cm" svg:y1="11.135cm" svg:x2="31.353cm" svg:y2="7.928cm" draw:start-shape="id22" draw:start-glue-point="4" draw:end-shape="id26" draw:end-glue-point="5" svg:d="M29003 11135v-3207h2350" svg:viewBox="0 0 2351 3208">
          <text:p/>
        </draw:connector>
        <draw:connector draw:style-name="gr7" draw:text-style-name="P3" draw:layer="layout" svg:x1="29.003cm" svg:y1="11.135cm" svg:x2="31.353cm" svg:y2="9.198cm" draw:start-shape="id22" draw:start-glue-point="4" draw:end-shape="id27" draw:end-glue-point="5" svg:d="M29003 11135v-1937h2350" svg:viewBox="0 0 2351 1938">
          <text:p/>
        </draw:connector>
        <draw:custom-shape draw:style-name="gr9" draw:text-style-name="P1" xml:id="id28" draw:id="id28" draw:layer="layout" svg:width="3.81cm" svg:height="0.889cm" svg:x="48.371cm" svg:y="14.469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9" draw:id="id29" draw:layer="layout" svg:width="3.81cm" svg:height="0.889cm" svg:x="48.371cm" svg:y="15.739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46.148cm" svg:y1="12.278cm" svg:x2="48.371cm" svg:y2="14.913cm" draw:start-shape="id24" draw:start-glue-point="6" draw:end-shape="id28" draw:end-glue-point="5" svg:d="M46148 12278v2635h2223" svg:viewBox="0 0 2224 2636">
          <text:p/>
        </draw:connector>
        <draw:connector draw:style-name="gr7" draw:text-style-name="P3" draw:layer="layout" svg:x1="46.148cm" svg:y1="12.278cm" svg:x2="48.371cm" svg:y2="16.183cm" draw:start-shape="id24" draw:start-glue-point="6" draw:end-shape="id29" draw:end-glue-point="5" svg:d="M46148 12278v3905h2223" svg:viewBox="0 0 2224 3906">
          <text:p/>
        </draw:connector>
        <draw:connector draw:style-name="gr7" draw:text-style-name="P3" draw:layer="layout" svg:x1="36.752cm" svg:y1="12.278cm" svg:x2="38.189cm" svg:y2="18.337cm" draw:start-shape="id23" draw:start-glue-point="6" draw:end-shape="id30" draw:end-glue-point="5" svg:d="M36752 12278v6059h1437" svg:viewBox="0 0 1438 6060">
          <text:p/>
        </draw:connector>
        <draw:connector draw:style-name="gr7" draw:text-style-name="P3" draw:layer="layout" svg:x1="36.752cm" svg:y1="12.278cm" svg:x2="38.238cm" svg:y2="19.86cm" draw:start-shape="id23" draw:start-glue-point="6" draw:end-shape="id31" draw:end-glue-point="5" svg:d="M36752 12278v7582h1486" svg:viewBox="0 0 1487 7583">
          <text:p/>
        </draw:connector>
        <draw:custom-shape draw:style-name="gr25" draw:text-style-name="P4" xml:id="id39" draw:id="id39" draw:layer="layout" svg:width="5.08cm" svg:height="0.871cm" svg:x="43.769cm" svg:y="17.903cm">
          <text:p text:style-name="P4">Returns list of badges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4" xml:id="id40" draw:id="id40" draw:layer="layout" svg:width="6.477cm" svg:height="0.889cm" svg:x="43.769cm" svg:y="19.419cm">
          <text:p text:style-name="P4">Adds a badge to the Hu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4" xml:id="id37" draw:id="id37" draw:layer="layout" svg:width="8.89cm" svg:height="0.889cm" svg:x="53.578cm" svg:y="14.469cm">
          <text:p text:style-name="P4">Updates a badge, if Hunt is non-approv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4" xml:id="id38" draw:id="id38" draw:layer="layout" svg:width="10.414cm" svg:height="0.889cm" svg:x="53.567cm" svg:y="15.739cm">
          <text:p text:style-name="P4">Deletes a specified badge, if Hunt is non-approv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4" xml:id="id34" draw:id="id34" draw:layer="layout" svg:width="7.239cm" svg:height="0.889cm" svg:x="37.049cm" svg:y="6.214cm">
          <text:p text:style-name="P4">Updates a ‘non-approved’ Hu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4" xml:id="id36" draw:id="id36" draw:layer="layout" svg:width="7.239cm" svg:height="0.889cm" svg:x="36.995cm" svg:y="8.754cm">
          <text:p text:style-name="P4">Submits a ‘non-approved’ Hu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4" xml:id="id35" draw:id="id35" draw:layer="layout" svg:width="7.239cm" svg:height="0.889cm" svg:x="36.995cm" svg:y="7.485cm">
          <text:p text:style-name="P4">Deletes a Hunt of any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32" draw:id="id32" draw:layer="layout" svg:width="3.81cm" svg:height="0.889cm" svg:x="31.353cm" svg:y="4.768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4" xml:id="id33" draw:id="id33" draw:layer="layout" svg:width="10.033cm" svg:height="0.889cm" svg:x="37.068cm" svg:y="4.768cm">
          <text:p text:style-name="P4">Retrieves a single Hunt and all assoc. Badg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29.003cm" svg:y1="11.135cm" svg:x2="31.353cm" svg:y2="5.212cm" draw:start-shape="id22" draw:start-glue-point="4" draw:end-shape="id32" draw:end-glue-point="5" svg:d="M29003 11135v-5923h2350" svg:viewBox="0 0 2351 5924">
          <text:p/>
        </draw:connector>
        <draw:connector draw:style-name="gr7" draw:text-style-name="P3" draw:layer="layout" svg:x1="35.163cm" svg:y1="5.212cm" svg:x2="37.068cm" svg:y2="5.212cm" draw:start-shape="id32" draw:start-glue-point="7" draw:end-shape="id33" svg:d="M35163 5212h1905" svg:viewBox="0 0 1906 1">
          <text:p/>
        </draw:connector>
        <draw:connector draw:style-name="gr7" draw:text-style-name="P3" draw:layer="layout" svg:x1="35.163cm" svg:y1="6.658cm" svg:x2="37.049cm" svg:y2="6.658cm" draw:start-shape="id25" draw:start-glue-point="7" draw:end-shape="id34" draw:end-glue-point="5" svg:d="M35163 6658h1886" svg:viewBox="0 0 1887 1">
          <text:p/>
        </draw:connector>
        <draw:connector draw:style-name="gr7" draw:text-style-name="P3" draw:layer="layout" svg:x1="35.163cm" svg:y1="7.928cm" svg:x2="36.995cm" svg:y2="7.929cm" draw:start-shape="id26" draw:start-glue-point="7" draw:end-shape="id35" svg:d="M35163 7928h916v1h916" svg:viewBox="0 0 1833 2">
          <text:p/>
        </draw:connector>
        <draw:connector draw:style-name="gr7" draw:text-style-name="P3" draw:layer="layout" svg:x1="35.163cm" svg:y1="9.198cm" svg:x2="36.995cm" svg:y2="9.198cm" draw:start-shape="id27" draw:start-glue-point="7" draw:end-shape="id36" draw:end-glue-point="5" svg:d="M35163 9198h1832" svg:viewBox="0 0 1833 1">
          <text:p/>
        </draw:connector>
        <draw:connector draw:style-name="gr7" draw:text-style-name="P3" draw:layer="layout" svg:x1="52.181cm" svg:y1="14.913cm" svg:x2="53.578cm" svg:y2="14.913cm" draw:end-shape="id37" svg:d="M52181 14913h1397" svg:viewBox="0 0 1398 1">
          <text:p/>
        </draw:connector>
        <draw:connector draw:style-name="gr7" draw:text-style-name="P3" draw:layer="layout" svg:x1="52.181cm" svg:y1="16.183cm" svg:x2="53.567cm" svg:y2="16.183cm" draw:end-shape="id38" draw:end-glue-point="5" svg:d="M52181 16183h1386" svg:viewBox="0 0 1387 1">
          <text:p/>
        </draw:connector>
        <draw:connector draw:style-name="gr7" draw:text-style-name="P3" draw:layer="layout" svg:x1="41.999cm" svg:y1="18.337cm" svg:x2="43.769cm" svg:y2="18.338cm" draw:start-shape="id30" draw:start-glue-point="7" draw:end-shape="id39" svg:d="M41999 18337h886v1h884" svg:viewBox="0 0 1771 2">
          <text:p/>
        </draw:connector>
        <draw:connector draw:style-name="gr7" draw:text-style-name="P3" draw:layer="layout" svg:x1="42.048cm" svg:y1="19.86cm" svg:x2="43.769cm" svg:y2="19.863cm" draw:start-shape="id31" draw:start-glue-point="7" draw:end-shape="id40" svg:d="M42048 19860h861v3h860" svg:viewBox="0 0 1722 4">
          <text:p/>
        </draw:connector>
        <draw:connector draw:style-name="gr7" draw:text-style-name="P3" draw:layer="layout" svg:x1="44.288cm" svg:y1="6.658cm" svg:x2="50.403cm" svg:y2="7.413cm" draw:start-shape="id34" draw:start-glue-point="7" draw:end-shape="id41" draw:end-glue-point="3" svg:d="M44288 6658h3057v755h3058" svg:viewBox="0 0 6116 756">
          <text:p/>
        </draw:connector>
        <draw:connector draw:style-name="gr7" draw:text-style-name="P3" draw:layer="layout" svg:x1="44.234cm" svg:y1="7.929cm" svg:x2="50.403cm" svg:y2="7.413cm" draw:start-shape="id35" draw:start-glue-point="7" draw:end-shape="id41" draw:end-glue-point="3" svg:d="M44234 7929h3084v-516h3085" svg:viewBox="0 0 6170 517">
          <text:p/>
        </draw:connector>
        <draw:connector draw:style-name="gr7" draw:text-style-name="P3" draw:layer="layout" svg:x1="44.234cm" svg:y1="9.198cm" svg:x2="50.403cm" svg:y2="7.413cm" draw:start-shape="id36" draw:start-glue-point="7" draw:end-shape="id41" svg:d="M44234 9198h3084v-1785h3085" svg:viewBox="0 0 6170 1786">
          <text:p/>
        </draw:connector>
        <draw:connector draw:style-name="gr7" draw:text-style-name="P3" draw:layer="layout" svg:x1="41.386cm" svg:y1="1.99cm" svg:x2="50.149cm" svg:y2="2.588cm" draw:start-shape="id21" draw:start-glue-point="7" draw:end-shape="id42" draw:end-glue-point="5" svg:d="M41386 1990h4382v598h4381" svg:viewBox="0 0 8764 599">
          <text:p/>
        </draw:connector>
        <draw:connector draw:style-name="gr7" draw:text-style-name="P3" draw:layer="layout" svg:x1="41.442cm" svg:y1="3.295cm" svg:x2="50.149cm" svg:y2="2.588cm" draw:start-shape="id17" draw:start-glue-point="7" draw:end-shape="id42" draw:end-glue-point="5" svg:d="M41442 3295h4354v-707h4353" svg:viewBox="0 0 8708 708">
          <text:p/>
        </draw:connector>
        <draw:custom-shape draw:style-name="gr31" draw:text-style-name="P1" xml:id="id47" draw:id="id47" draw:layer="layout" svg:width="5.461cm" svg:height="1.651cm" svg:x="61.706cm" svg:y="6.588cm">
          <text:p text:style-name="P1">Resource Objec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" xml:id="id48" draw:id="id48" draw:layer="layout" svg:width="5.334cm" svg:height="1.651cm" svg:x="60.492cm" svg:y="18.198cm">
          <text:p text:style-name="P1">List of Resourc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47.101cm" svg:y1="5.212cm" svg:x2="50.403cm" svg:y2="7.413cm" draw:start-shape="id33" draw:start-glue-point="7" draw:end-shape="id41" draw:end-glue-point="3" svg:d="M47101 5212h1651v2201h1651" svg:viewBox="0 0 3303 2202">
          <text:p/>
        </draw:connector>
        <draw:connector draw:style-name="gr7" draw:text-style-name="P3" draw:layer="layout" svg:x1="48.849cm" svg:y1="18.339cm" svg:x2="52.202cm" svg:y2="19.024cm" draw:start-shape="id39" draw:start-glue-point="7" draw:end-shape="id43" svg:d="M48849 18339h1677v685h1676" svg:viewBox="0 0 3354 686">
          <text:p/>
        </draw:connector>
        <draw:custom-shape draw:style-name="gr9" draw:text-style-name="P1" xml:id="id46" draw:id="id46" draw:layer="layout" svg:width="3.81cm" svg:height="0.889cm" svg:x="48.371cm" svg:y="13.055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4" xml:id="id44" draw:id="id44" draw:layer="layout" svg:width="9.017cm" svg:height="0.824cm" svg:x="53.578cm" svg:y="13.081cm">
          <text:p text:style-name="P4">Returns a single badge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52.181cm" svg:y1="13.499cm" svg:x2="53.578cm" svg:y2="13.493cm" draw:end-shape="id44" svg:d="M52181 13499h448v-6h949" svg:viewBox="0 0 1398 7">
          <text:p/>
        </draw:connector>
        <draw:custom-shape draw:style-name="gr33" draw:text-style-name="P1" xml:id="id45" draw:id="id45" draw:layer="layout" svg:width="5.715cm" svg:height="0.889cm" svg:x="66.429cm" svg:y="14.461cm">
          <text:p text:style-name="P1">Security Check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3" draw:layer="layout" draw:line-skew="0.04cm" svg:x1="62.468cm" svg:y1="14.913cm" svg:x2="66.429cm" svg:y2="14.905cm" draw:start-shape="id37" draw:start-glue-point="7" draw:end-shape="id45" draw:end-glue-point="3" svg:d="M62468 14913h2021v-8h1940" svg:viewBox="0 0 3962 9">
          <text:p/>
        </draw:connector>
        <draw:connector draw:style-name="gr7" draw:text-style-name="P3" draw:layer="layout" svg:x1="63.981cm" svg:y1="16.183cm" svg:x2="66.429cm" svg:y2="14.905cm" draw:start-shape="id38" draw:start-glue-point="7" draw:end-shape="id45" draw:end-glue-point="3" svg:d="M63981 16183h1224v-1278h1224" svg:viewBox="0 0 2449 1279">
          <text:p/>
        </draw:connector>
        <draw:custom-shape draw:style-name="gr31" draw:text-style-name="P1" xml:id="id49" draw:id="id49" draw:layer="layout" svg:width="5.461cm" svg:height="1.651cm" svg:x="73.898cm" svg:y="14.084cm">
          <text:p text:style-name="P1">Resource Objec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62.595cm" svg:y1="13.493cm" svg:x2="66.429cm" svg:y2="14.905cm" draw:start-shape="id44" draw:start-glue-point="7" draw:end-shape="id45" draw:end-glue-point="3" svg:d="M62595 13493h1917v1412h1917" svg:viewBox="0 0 3835 1413">
          <text:p/>
        </draw:connector>
        <draw:custom-shape draw:style-name="gr33" draw:text-style-name="P1" xml:id="id43" draw:id="id43" draw:layer="layout" svg:width="5.715cm" svg:height="0.889cm" svg:x="52.202cm" svg:y="18.58cm">
          <text:p text:style-name="P1">Security Check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3" draw:layer="layout" svg:x1="50.246cm" svg:y1="19.863cm" svg:x2="52.202cm" svg:y2="19.024cm" draw:start-shape="id40" draw:start-glue-point="7" draw:end-shape="id43" svg:d="M50246 19863h978v-839h978" svg:viewBox="0 0 1957 840">
          <text:p/>
        </draw:connector>
        <draw:connector draw:style-name="gr7" draw:text-style-name="P3" draw:layer="layout" svg:x1="46.148cm" svg:y1="12.278cm" svg:x2="48.371cm" svg:y2="13.499cm" draw:start-shape="id24" draw:start-glue-point="6" draw:end-shape="id46" draw:end-glue-point="5" svg:d="M46148 12278v1221h2223" svg:viewBox="0 0 2224 1222">
          <text:p/>
        </draw:connector>
        <draw:custom-shape draw:style-name="gr34" draw:text-style-name="P1" draw:layer="layout" svg:width="9.652cm" svg:height="3.818cm" svg:x="69.707cm" svg:y="35.171cm">
          <text:p text:style-name="P1"><text:span text:style-name="T2">Approval Check <text:s/>- List of Resources</text:span></text:p>
          <text:p text:style-name="P4"/>
          <text:list text:style-name="L2">
            <text:list-item>
              <text:p text:style-name="P4">If the ‘currentuser’ header is set, return list of resources owned by current user (regardless of approval status).</text:p>
            </text:list-item>
            <text:list-item>
              <text:p text:style-name="P4">Else, only return ‘approved’ resources.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9.652cm" svg:height="4.58cm" svg:x="69.707cm" svg:y="39.616cm">
          <text:p text:style-name="P1"><text:span text:style-name="T2">Approval Check - Resource Object</text:span></text:p>
          <text:p text:style-name="P4"/>
          <text:list text:style-name="L2">
            <text:list-item>
              <text:p text:style-name="P4">If the requested resource is ‘approved’, return the object.</text:p>
            </text:list-item>
            <text:list-item>
              <text:p text:style-name="P4">Else, if the uid from the token is the same uid as the object, return.</text:p>
            </text:list-item>
            <text:list-item>
              <text:p text:style-name="P4">If those two first conditions aren’t met, return a 401 status code.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6.118cm" svg:y1="7.413cm" svg:x2="61.706cm" svg:y2="7.413cm" draw:start-shape="id41" draw:start-glue-point="1" draw:end-shape="id47" svg:d="M56118 7413h5588" svg:viewBox="0 0 5589 1">
          <text:p/>
        </draw:connector>
        <draw:connector draw:style-name="gr7" draw:text-style-name="P3" draw:layer="layout" svg:x1="57.917cm" svg:y1="19.024cm" svg:x2="60.492cm" svg:y2="19.024cm" draw:start-shape="id43" draw:start-glue-point="1" draw:end-shape="id48" draw:end-glue-point="5" svg:d="M57917 19024h2575" svg:viewBox="0 0 2576 1">
          <text:p/>
        </draw:connector>
        <draw:custom-shape draw:style-name="gr36" draw:text-style-name="P1" xml:id="id50" draw:id="id50" draw:layer="layout" svg:width="4.826cm" svg:height="1.143cm" svg:x="19.161cm" svg:y="29.035cm">
          <text:p text:style-name="P1">/imag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" xml:id="id41" draw:id="id41" draw:layer="layout" svg:width="5.715cm" svg:height="0.889cm" svg:x="50.403cm" svg:y="6.969cm">
          <text:p text:style-name="P1">Security Check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3" draw:layer="layout" svg:x1="72.144cm" svg:y1="14.905cm" svg:x2="73.898cm" svg:y2="14.909cm" draw:start-shape="id45" draw:start-glue-point="1" draw:end-shape="id49" svg:d="M72144 14905h877v4h877" svg:viewBox="0 0 1755 5">
          <text:p/>
        </draw:connector>
        <draw:custom-shape draw:style-name="gr9" draw:text-style-name="P1" xml:id="id52" draw:id="id52" draw:layer="layout" svg:width="3.81cm" svg:height="0.889cm" svg:x="34.02cm" svg:y="30.271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" xml:id="id53" draw:id="id53" draw:layer="layout" svg:width="5.334cm" svg:height="0.904cm" svg:x="41.64cm" svg:y="30.272cm">
          <text:p text:style-name="P1">Imag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16.875cm" svg:y1="17.5cm" svg:x2="19.161cm" svg:y2="29.606cm" draw:start-shape="id2" draw:start-glue-point="7" draw:end-shape="id50" svg:d="M16875 17500h1144v12106h1142" svg:viewBox="0 0 2287 12107">
          <text:p/>
        </draw:connector>
        <draw:connector draw:style-name="gr7" draw:text-style-name="P3" draw:layer="layout" svg:x1="30.019cm" svg:y1="30.179cm" svg:x2="34.02cm" svg:y2="30.715cm" draw:start-shape="id51" draw:start-glue-point="6" draw:end-shape="id52" draw:end-glue-point="5" svg:d="M30019 30179v536h4001" svg:viewBox="0 0 4002 537">
          <text:p/>
        </draw:connector>
        <draw:connector draw:style-name="gr7" draw:text-style-name="P3" draw:layer="layout" svg:x1="37.83cm" svg:y1="30.715cm" svg:x2="41.64cm" svg:y2="30.724cm" draw:start-shape="id52" draw:start-glue-point="7" draw:end-shape="id53" draw:end-glue-point="5" svg:d="M37830 30715h1906v9h1904" svg:viewBox="0 0 3811 10">
          <text:p/>
        </draw:connector>
        <draw:custom-shape draw:style-name="gr4" draw:text-style-name="P1" xml:id="id54" draw:id="id54" draw:layer="layout" svg:width="3.556cm" svg:height="1.143cm" svg:x="34.971cm" svg:y="12.557cm">
          <text:p text:style-name="P1">/award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845cm" svg:y1="11.707cm" svg:x2="34.971cm" svg:y2="13.129cm" draw:start-shape="id22" draw:start-glue-point="7" draw:end-shape="id54" draw:end-glue-point="5" svg:d="M30845 11707h2063v1422h2063" svg:viewBox="0 0 4127 1423">
          <text:p/>
        </draw:connector>
        <draw:custom-shape draw:style-name="gr36" draw:text-style-name="P1" xml:id="id55" draw:id="id55" draw:layer="layout" svg:width="4.826cm" svg:height="1.143cm" svg:x="19.162cm" svg:y="22.035cm">
          <text:p text:style-name="P1">/approv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8" draw:text-style-name="P4" xml:id="id57" draw:id="id57" draw:layer="layout" svg:width="17.207cm" svg:height="0.889cm" svg:x="29.295cm" svg:y="24.886cm">
          <text:p text:style-name="P4">?key=value&amp;key2=value2<text:tab/><text:tab/>Returns a list of ‘approved’ Hunts matching the que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56" draw:id="id56" draw:layer="layout" svg:width="3.81cm" svg:height="0.889cm" svg:x="23.707cm" svg:y="24.051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58" draw:id="id58" draw:layer="layout" svg:width="5.334cm" svg:height="1.651cm" svg:x="49.742cm" svg:y="23.669cm">
          <text:p text:style-name="P1">List of Resourc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21.575cm" svg:y1="23.178cm" svg:x2="23.707cm" svg:y2="24.495cm" draw:start-shape="id55" draw:start-glue-point="6" draw:end-shape="id56" draw:end-glue-point="5" svg:d="M21575 23178v1317h2132" svg:viewBox="0 0 2133 1318">
          <text:p/>
        </draw:connector>
        <draw:connector draw:style-name="gr7" draw:text-style-name="P3" draw:layer="layout" svg:x1="27.517cm" svg:y1="24.495cm" svg:x2="29.295cm" svg:y2="25.33cm" draw:start-shape="id56" draw:start-glue-point="7" draw:end-shape="id57" draw:end-glue-point="5" svg:d="M27517 24495h889v835h889" svg:viewBox="0 0 1779 836">
          <text:p/>
        </draw:connector>
        <draw:connector draw:style-name="gr7" draw:text-style-name="P3" draw:layer="layout" svg:x1="46.502cm" svg:y1="25.33cm" svg:x2="49.742cm" svg:y2="24.494cm" draw:start-shape="id57" draw:start-glue-point="7" draw:end-shape="id58" svg:d="M46502 25330h1620v-836h1620" svg:viewBox="0 0 3241 837">
          <text:p/>
        </draw:connector>
        <draw:custom-shape draw:style-name="gr39" draw:text-style-name="P4" xml:id="id59" draw:id="id59" draw:layer="layout" svg:width="14.351cm" svg:height="0.889cm" svg:x="29.295cm" svg:y="23.162cm">
          <text:p text:style-name="P4">&lt;blank&gt;<text:tab/><text:tab/><text:tab/><text:tab/>Returns a list of ‘approved’ Hu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27.517cm" svg:y1="24.495cm" svg:x2="29.295cm" svg:y2="23.606cm" draw:start-shape="id56" draw:start-glue-point="7" draw:end-shape="id59" svg:d="M27517 24495h889v-889h889" svg:viewBox="0 0 1779 890">
          <text:p/>
        </draw:connector>
        <draw:connector draw:style-name="gr7" draw:text-style-name="P3" draw:layer="layout" svg:x1="43.646cm" svg:y1="23.606cm" svg:x2="49.742cm" svg:y2="24.495cm" draw:start-shape="id59" draw:start-glue-point="7" draw:end-shape="id58" draw:end-glue-point="5" svg:d="M43646 23606h3048v889h3048" svg:viewBox="0 0 6097 890">
          <text:p/>
        </draw:connector>
        <draw:custom-shape draw:style-name="gr9" draw:text-style-name="P1" xml:id="id60" draw:id="id60" draw:layer="layout" svg:width="3.81cm" svg:height="0.889cm" svg:x="23.479cm" svg:y="36cm">
          <text:p text:style-name="P1">PO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1" draw:id="id51" draw:layer="layout" svg:width="3.683cm" svg:height="1.143cm" svg:x="28.178cm" svg:y="29.036cm">
          <text:p text:style-name="P1">/{id}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21.574cm" svg:y1="30.178cm" svg:x2="23.479cm" svg:y2="36.444cm" draw:start-shape="id50" draw:start-glue-point="6" draw:end-shape="id60" draw:end-glue-point="5" svg:d="M21574 30178v6266h1905" svg:viewBox="0 0 1906 6267">
          <text:p/>
        </draw:connector>
        <draw:connector draw:style-name="gr7" draw:text-style-name="P3" draw:layer="layout" svg:x1="23.987cm" svg:y1="29.607cm" svg:x2="28.178cm" svg:y2="29.608cm" draw:start-shape="id50" draw:start-glue-point="7" draw:end-shape="id51" draw:end-glue-point="5" svg:d="M23987 29607h2096v1h2095" svg:viewBox="0 0 4192 2">
          <text:p/>
        </draw:connector>
        <draw:custom-shape draw:style-name="gr40" draw:text-style-name="P4" xml:id="id61" draw:id="id61" draw:layer="layout" svg:width="9.144cm" svg:height="0.889cm" svg:x="29.194cm" svg:y="36cm">
          <text:p text:style-name="P4">Form-data w/ key: ‘image’ and image file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1" xml:id="id62" draw:id="id62" draw:layer="layout" svg:width="8.763cm" svg:height="1.143cm" svg:x="41.132cm" svg:y="35.873cm">
          <text:p text:style-name="P1">Returns a URI for the uploaded imag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27.289cm" svg:y1="36.444cm" svg:x2="29.194cm" svg:y2="36.444cm" draw:start-shape="id60" draw:start-glue-point="7" draw:end-shape="id61" draw:end-glue-point="5" svg:d="M27289 36444h1905" svg:viewBox="0 0 1906 1">
          <text:p/>
        </draw:connector>
        <draw:connector draw:style-name="gr7" draw:text-style-name="P3" draw:layer="layout" svg:x1="38.338cm" svg:y1="36.444cm" svg:x2="41.132cm" svg:y2="36.444cm" draw:start-shape="id61" draw:start-glue-point="7" draw:end-shape="id62" svg:d="M38338 36444h2794" svg:viewBox="0 0 2795 1">
          <text:p/>
        </draw:connector>
        <draw:connector draw:style-name="gr7" draw:text-style-name="P3" draw:layer="layout" svg:x1="16.875cm" svg:y1="17.5cm" svg:x2="19.162cm" svg:y2="22.606cm" draw:start-shape="id2" draw:start-glue-point="7" draw:end-shape="id55" svg:d="M16875 17500h1144v5106h1143" svg:viewBox="0 0 2288 5107">
          <text:p/>
        </draw:connector>
        <draw:connector draw:style-name="gr7" draw:text-style-name="P3" draw:layer="layout" svg:x1="38.527cm" svg:y1="13.129cm" svg:x2="44.307cm" svg:y2="11.707cm" draw:start-shape="id54" draw:start-glue-point="7" draw:end-shape="id24" draw:end-glue-point="5" svg:d="M38527 13129h2890v-1422h2890" svg:viewBox="0 0 5781 1423">
          <text:p/>
        </draw:connector>
        <draw:custom-shape draw:style-name="gr9" draw:text-style-name="P1" xml:id="id63" draw:id="id63" draw:layer="layout" svg:width="3.81cm" svg:height="0.889cm" svg:x="34.02cm" svg:y="32.369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2" draw:text-style-name="P1" xml:id="id64" draw:id="id64" draw:layer="layout" svg:width="5.334cm" svg:height="0.997cm" svg:x="41.64cm" svg:y="32.307cm">
          <text:p text:style-name="P1">Confirma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37.83cm" svg:y1="32.813cm" svg:x2="41.64cm" svg:y2="32.806cm" draw:start-shape="id63" draw:start-glue-point="7" draw:end-shape="id64" draw:end-glue-point="5" svg:d="M37830 32813h1906v-7h1904" svg:viewBox="0 0 3811 8">
          <text:p/>
        </draw:connector>
        <draw:connector draw:style-name="gr7" draw:text-style-name="P3" draw:layer="layout" svg:x1="30.019cm" svg:y1="30.179cm" svg:x2="34.02cm" svg:y2="32.813cm" draw:start-shape="id51" draw:start-glue-point="6" draw:end-shape="id63" draw:end-glue-point="5" svg:d="M30019 30179v2634h4001" svg:viewBox="0 0 4002 2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1.28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6:13:40.235088539</meta:creation-date>
    <dc:date>2018-05-14T19:29:08.818493188</dc:date>
    <meta:editing-duration>PT5H54M4S</meta:editing-duration>
    <meta:editing-cycles>42</meta:editing-cycles>
    <meta:generator>LibreOffice/5.4.6.2$Linux_X86_64 LibreOffice_project/40m0$Build-2</meta:generator>
    <meta:document-statistic meta:object-count="143"/>
  </office:meta>
</office:document-meta>
</file>